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6760000067651F1936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Helvetica, 'Liberation Sans', sans-serif"/>
    <style:font-face style:name="Mangal1" svg:font-family="Mangal"/>
    <style:font-face style:name="OpenSymbol" svg:font-family="OpenSymbol"/>
    <style:font-face style:name="Celtic Garamond the 2nd1" svg:font-family="'Celtic Garamond the 2nd'" style:font-adornments="Gras" style:font-pitch="variable"/>
    <style:font-face style:name="Celtic Garamond the 2nd2" svg:font-family="'Celtic Garamond the 2nd'" style:font-adornments="Normal" style:font-pitch="variable"/>
    <style:font-face style:name="Bookman Old Style" svg:font-family="'Bookman Old Style'" style:font-family-generic="roman" style:font-pitch="variable"/>
    <style:font-face style:name="Bookman Old Style1" svg:font-family="'Bookman Old Style'" style:font-adornments="Normal" style:font-family-generic="roman" style:font-pitch="variable"/>
    <style:font-face style:name="Times New Roman" svg:font-family="'Times New Roman'" style:font-family-generic="roman" style:font-pitch="variable"/>
    <style:font-face style:name="Celticmd" svg:font-family="Celticmd" style:font-adornments="Decorative w Drop Caps" style:font-family-generic="swiss" style:font-pitch="variable"/>
    <style:font-face style:name="Aon Cari Celtic" svg:font-family="'Aon Cari Celtic'" style:font-family-generic="system" style:font-pitch="variable"/>
    <style:font-face style:name="Celtic Garamond the 2nd" svg:font-family="'Celtic Garamond the 2nd'"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ifficulte" style:family="table">
      <style:table-properties style:width="9.038cm" fo:margin-left="2.806cm" table:align="left"/>
    </style:style>
    <style:style style:name="Difficulte.A" style:family="table-column">
      <style:table-column-properties style:column-width="4.805cm"/>
    </style:style>
    <style:style style:name="Difficulte.B" style:family="table-column">
      <style:table-column-properties style:column-width="4.233cm"/>
    </style:style>
    <style:style style:name="Difficulte.A1" style:family="table-cell">
      <style:table-cell-properties fo:background-color="#c0c0c0" fo:padding="0cm" fo:border-left="0.05pt solid #000000" fo:border-right="none" fo:border-top="0.05pt solid #000000" fo:border-bottom="0.05pt solid #000000">
        <style:background-image/>
      </style:table-cell-properties>
    </style:style>
    <style:style style:name="Difficulte.B1" style:family="table-cell">
      <style:table-cell-properties fo:background-color="#c0c0c0" fo:padding="0cm" fo:border="0.05pt solid #000000">
        <style:background-image/>
      </style:table-cell-properties>
    </style:style>
    <style:style style:name="Difficulte.A2" style:family="table-cell">
      <style:table-cell-properties fo:padding="0cm" fo:border-left="0.05pt solid #000000" fo:border-right="none" fo:border-top="none" fo:border-bottom="0.05pt solid #000000"/>
    </style:style>
    <style:style style:name="Difficulte.B2" style:family="table-cell">
      <style:table-cell-properties fo:padding="0cm" fo:border-left="0.05pt solid #000000" fo:border-right="0.05pt solid #000000" fo:border-top="none" fo:border-bottom="0.05pt solid #000000"/>
    </style:style>
    <style:style style:name="Difficulte.A3" style:family="table-cell">
      <style:table-cell-properties fo:background-color="#e6e6e6" fo:padding="0cm" fo:border-left="0.05pt solid #000000" fo:border-right="none" fo:border-top="none" fo:border-bottom="0.05pt solid #000000">
        <style:background-image/>
      </style:table-cell-properties>
    </style:style>
    <style:style style:name="Difficulte.B3" style:family="table-cell">
      <style:table-cell-properties fo:background-color="#e6e6e6" fo:padding="0cm" fo:border-left="0.05pt solid #000000" fo:border-right="0.05pt solid #000000" fo:border-top="none" fo:border-bottom="0.05pt solid #000000">
        <style:background-image/>
      </style:table-cell-properties>
    </style:style>
    <style:style style:name="Difficulte.A4" style:family="table-cell">
      <style:table-cell-properties fo:padding="0cm" fo:border-left="0.05pt solid #000000" fo:border-right="none" fo:border-top="none" fo:border-bottom="0.05pt solid #000000"/>
    </style:style>
    <style:style style:name="Difficulte.B4" style:family="table-cell">
      <style:table-cell-properties fo:padding="0cm" fo:border-left="0.05pt solid #000000" fo:border-right="0.05pt solid #000000" fo:border-top="none" fo:border-bottom="0.05pt solid #000000"/>
    </style:style>
    <style:style style:name="Difficulte.A6" style:family="table-cell">
      <style:table-cell-properties fo:padding="0cm" fo:border-left="0.05pt solid #000000" fo:border-right="none" fo:border-top="none" fo:border-bottom="0.05pt solid #000000"/>
    </style:style>
    <style:style style:name="Difficulte.B6" style:family="table-cell">
      <style:table-cell-properties fo:padding="0cm" fo:border-left="0.05pt solid #000000" fo:border-right="0.05pt solid #000000" fo:border-top="none" fo:border-bottom="0.05pt solid #000000"/>
    </style:style>
    <style:style style:name="Tableau2" style:family="table">
      <style:table-properties style:width="13.885cm" fo:margin-left="0.626cm" table:align="left"/>
    </style:style>
    <style:style style:name="Tableau2.A" style:family="table-column">
      <style:table-column-properties style:column-width="2.815cm"/>
    </style:style>
    <style:style style:name="Tableau2.B" style:family="table-column">
      <style:table-column-properties style:column-width="6.075cm"/>
    </style:style>
    <style:style style:name="Tableau2.C" style:family="table-column">
      <style:table-column-properties style:column-width="4.995cm"/>
    </style:style>
    <style:style style:name="Tableau2.A1" style:family="table-cell">
      <style:table-cell-properties fo:background-color="#c0c0c0" fo:padding="0cm" fo:border-left="0.05pt solid #000000" fo:border-right="none" fo:border-top="0.05pt solid #000000" fo:border-bottom="0.05pt solid #000000">
        <style:background-image/>
      </style:table-cell-properties>
    </style:style>
    <style:style style:name="Tableau2.C1" style:family="table-cell">
      <style:table-cell-properties fo:background-color="#c0c0c0" fo:padding="0cm" fo:border="0.05pt solid #000000">
        <style:background-image/>
      </style:table-cell-properties>
    </style:style>
    <style:style style:name="Tableau2.A2" style:family="table-cell">
      <style:table-cell-properties fo:padding="0cm" fo:border-left="0.05pt solid #000000" fo:border-right="none" fo:border-top="none" fo:border-bottom="0.05pt solid #000000"/>
    </style:style>
    <style:style style:name="Tableau2.B2" style:family="table-cell">
      <style:table-cell-properties fo:padding="0cm" fo:border-left="0.05pt solid #000000" fo:border-right="none" fo:border-top="none" fo:border-bottom="0.05pt solid #000000"/>
    </style:style>
    <style:style style:name="Tableau2.C2" style:family="table-cell">
      <style:table-cell-properties fo:padding="0cm" fo:border-left="0.05pt solid #000000" fo:border-right="0.05pt solid #000000" fo:border-top="none" fo:border-bottom="0.05pt solid #000000"/>
    </style:style>
    <style:style style:name="Tableau2.A3" style:family="table-cell">
      <style:table-cell-properties fo:background-color="#e6e6e6" fo:padding="0cm" fo:border-left="0.05pt solid #000000" fo:border-right="none" fo:border-top="none" fo:border-bottom="0.05pt solid #000000">
        <style:background-image/>
      </style:table-cell-properties>
    </style:style>
    <style:style style:name="Tableau2.C3" style:family="table-cell">
      <style:table-cell-properties fo:background-color="#e6e6e6" fo:padding="0cm" fo:border-left="0.05pt solid #000000" fo:border-right="0.05pt solid #000000" fo:border-top="none" fo:border-bottom="0.05pt solid #000000">
        <style:background-image/>
      </style:table-cell-properties>
    </style:style>
    <style:style style:name="Tableau2.A4" style:family="table-cell">
      <style:table-cell-properties fo:padding="0cm" fo:border-left="0.05pt solid #000000" fo:border-right="none" fo:border-top="none" fo:border-bottom="0.05pt solid #000000"/>
    </style:style>
    <style:style style:name="Tableau2.B4" style:family="table-cell">
      <style:table-cell-properties fo:padding="0cm" fo:border-left="0.05pt solid #000000" fo:border-right="none" fo:border-top="none" fo:border-bottom="0.05pt solid #000000"/>
    </style:style>
    <style:style style:name="Tableau2.C4" style:family="table-cell">
      <style:table-cell-properties fo:padding="0cm" fo:border-left="0.05pt solid #000000" fo:border-right="0.05pt solid #000000" fo:border-top="none" fo:border-bottom="0.05pt solid #000000"/>
    </style:style>
    <style:style style:name="P1" style:family="paragraph" style:parent-style-name="Header">
      <style:text-properties officeooo:rsid="0009ae34" officeooo:paragraph-rsid="0009ae34"/>
    </style:style>
    <style:style style:name="P2" style:family="paragraph" style:parent-style-name="Footer">
      <style:paragraph-properties fo:margin-left="0cm" fo:margin-right="0.4cm" fo:text-align="center" style:justify-single-word="false" fo:text-indent="0cm" style:auto-text-indent="false"/>
    </style:style>
    <style:style style:name="P3" style:family="paragraph" style:parent-style-name="Footer">
      <style:paragraph-properties fo:text-align="center" style:justify-single-word="false"/>
    </style:style>
    <style:style style:name="P4" style:family="paragraph" style:parent-style-name="Normal_20_avec_20_Lettrine">
      <style:text-properties officeooo:paragraph-rsid="0019bd42"/>
    </style:style>
    <style:style style:name="P5" style:family="paragraph" style:parent-style-name="Normal_20_avec_20_Lettrine">
      <style:text-properties officeooo:paragraph-rsid="0027cf10"/>
    </style:style>
    <style:style style:name="P6" style:family="paragraph" style:parent-style-name="Normal_20_avec_20_Lettrine">
      <style:text-properties officeooo:rsid="00218a6a"/>
    </style:style>
    <style:style style:name="P7" style:family="paragraph" style:parent-style-name="Normal_20_avec_20_Lettrine">
      <style:text-properties officeooo:paragraph-rsid="0062d0f9"/>
    </style:style>
    <style:style style:name="P8" style:family="paragraph" style:parent-style-name="Normal_20_avec_20_Lettrine">
      <style:text-properties officeooo:rsid="003b20d2"/>
    </style:style>
    <style:style style:name="P9" style:family="paragraph" style:parent-style-name="Normal_20_avec_20_Lettrine">
      <style:text-properties officeooo:rsid="00557671" officeooo:paragraph-rsid="00557671"/>
    </style:style>
    <style:style style:name="P10" style:family="paragraph" style:parent-style-name="Normal_20_avec_20_Lettrine">
      <style:text-properties officeooo:rsid="00568044" officeooo:paragraph-rsid="00568044"/>
    </style:style>
    <style:style style:name="P11" style:family="paragraph" style:parent-style-name="Normal_20_avec_20_Lettrine">
      <style:text-properties officeooo:rsid="014548c1" officeooo:paragraph-rsid="0066e4dc"/>
    </style:style>
    <style:style style:name="P12" style:family="paragraph" style:parent-style-name="Normal_20_avec_20_Lettrine">
      <style:paragraph-properties fo:break-before="page"/>
    </style:style>
    <style:style style:name="P13" style:family="paragraph" style:parent-style-name="Normal">
      <style:paragraph-properties fo:text-align="start" style:justify-single-word="false" fo:break-before="page"/>
      <style:text-properties officeooo:paragraph-rsid="0019bd42"/>
    </style:style>
    <style:style style:name="P14" style:family="paragraph" style:parent-style-name="Normal">
      <style:text-properties officeooo:paragraph-rsid="0019bd42"/>
    </style:style>
    <style:style style:name="P15" style:family="paragraph" style:parent-style-name="Normal">
      <style:text-properties officeooo:paragraph-rsid="00258f68"/>
    </style:style>
    <style:style style:name="P16" style:family="paragraph" style:parent-style-name="Normal">
      <style:text-properties officeooo:rsid="00216315" officeooo:paragraph-rsid="00216315"/>
    </style:style>
    <style:style style:name="P17" style:family="paragraph" style:parent-style-name="Normal">
      <style:text-properties officeooo:rsid="00218a6a" officeooo:paragraph-rsid="00218a6a" style:language-asian="fr" style:country-asian="FR"/>
    </style:style>
    <style:style style:name="P18" style:family="paragraph" style:parent-style-name="Normal">
      <style:text-properties officeooo:rsid="0022077d" officeooo:paragraph-rsid="0022077d" style:language-asian="fr" style:country-asian="FR"/>
    </style:style>
    <style:style style:name="P19" style:family="paragraph" style:parent-style-name="Normal">
      <style:text-properties officeooo:rsid="0024f51a" officeooo:paragraph-rsid="0024f51a" style:language-asian="fr" style:country-asian="FR"/>
    </style:style>
    <style:style style:name="P20" style:family="paragraph" style:parent-style-name="Normal">
      <style:text-properties officeooo:rsid="002b9f1e" officeooo:paragraph-rsid="002b9f1e" style:language-asian="fr" style:country-asian="FR"/>
    </style:style>
    <style:style style:name="P21" style:family="paragraph" style:parent-style-name="Normal">
      <style:text-properties officeooo:paragraph-rsid="003f7e48" style:language-asian="fr" style:country-asian="FR"/>
    </style:style>
    <style:style style:name="P22" style:family="paragraph" style:parent-style-name="Normal">
      <style:text-properties officeooo:rsid="003b20d2" officeooo:paragraph-rsid="003b20d2" style:language-asian="fr" style:country-asian="FR"/>
    </style:style>
    <style:style style:name="P23" style:family="paragraph" style:parent-style-name="Normal">
      <style:text-properties officeooo:rsid="0044edd9" officeooo:paragraph-rsid="0044edd9" style:language-asian="fr" style:country-asian="FR"/>
    </style:style>
    <style:style style:name="P24" style:family="paragraph" style:parent-style-name="Normal">
      <style:text-properties fo:font-weight="normal" officeooo:rsid="003f7e48" officeooo:paragraph-rsid="003f7e48" style:language-asian="fr" style:country-asian="FR" style:font-weight-asian="normal" style:font-weight-complex="normal"/>
    </style:style>
    <style:style style:name="P25" style:family="paragraph" style:parent-style-name="Normal">
      <style:text-properties fo:font-weight="normal" officeooo:rsid="00430ee8" officeooo:paragraph-rsid="00430ee8" style:language-asian="fr" style:country-asian="FR" style:font-weight-asian="normal" style:font-weight-complex="normal"/>
    </style:style>
    <style:style style:name="P26" style:family="paragraph" style:parent-style-name="Normal">
      <style:text-properties officeooo:rsid="004f0717" officeooo:paragraph-rsid="004f0717"/>
    </style:style>
    <style:style style:name="P27" style:family="paragraph" style:parent-style-name="Normal">
      <style:paragraph-properties fo:text-align="center" style:justify-single-word="false"/>
      <style:text-properties officeooo:paragraph-rsid="00538879"/>
    </style:style>
    <style:style style:name="P28" style:family="paragraph" style:parent-style-name="Normal">
      <style:text-properties officeooo:paragraph-rsid="00557671"/>
    </style:style>
    <style:style style:name="P29" style:family="paragraph" style:parent-style-name="Normal">
      <style:text-properties officeooo:rsid="0062d0f9" officeooo:paragraph-rsid="0062d0f9"/>
    </style:style>
    <style:style style:name="P30" style:family="paragraph" style:parent-style-name="Normal">
      <style:paragraph-properties fo:text-align="center" style:justify-single-word="false"/>
      <style:text-properties officeooo:rsid="0062d0f9" officeooo:paragraph-rsid="0062d0f9"/>
    </style:style>
    <style:style style:name="P31" style:family="paragraph" style:parent-style-name="Normal">
      <style:text-properties officeooo:rsid="005de0b0"/>
    </style:style>
    <style:style style:name="P32" style:family="paragraph" style:parent-style-name="Normal">
      <style:text-properties officeooo:rsid="006c9f52" officeooo:paragraph-rsid="006c9f52"/>
    </style:style>
    <style:style style:name="P33" style:family="paragraph" style:parent-style-name="Normal">
      <style:text-properties officeooo:rsid="014548c1" officeooo:paragraph-rsid="006c9f52"/>
    </style:style>
    <style:style style:name="P34" style:family="paragraph" style:parent-style-name="Normal">
      <style:text-properties officeooo:rsid="0072468e" officeooo:paragraph-rsid="0072468e"/>
    </style:style>
    <style:style style:name="P35" style:family="paragraph" style:parent-style-name="Normal">
      <style:text-properties officeooo:rsid="007481c8" officeooo:paragraph-rsid="007481c8"/>
    </style:style>
    <style:style style:name="P36" style:family="paragraph" style:parent-style-name="sous-titre">
      <style:text-properties officeooo:paragraph-rsid="0019bd42"/>
    </style:style>
    <style:style style:name="P37" style:family="paragraph" style:parent-style-name="sous-titre">
      <style:text-properties officeooo:rsid="00477b1b"/>
    </style:style>
    <style:style style:name="P38" style:family="paragraph" style:parent-style-name="MainSousTitre">
      <style:text-properties officeooo:paragraph-rsid="0019bd42"/>
    </style:style>
    <style:style style:name="P39" style:family="paragraph" style:parent-style-name="Text_20_body">
      <style:text-properties officeooo:rsid="01435a92" officeooo:paragraph-rsid="00538879"/>
    </style:style>
    <style:style style:name="P40" style:family="paragraph" style:parent-style-name="Normal">
      <style:paragraph-properties fo:margin-left="-0.021cm" fo:margin-right="0cm" fo:margin-top="0.199cm" fo:margin-bottom="0.199cm" style:contextual-spacing="false" fo:text-align="center" style:justify-single-word="false" fo:hyphenation-ladder-count="no-limit" fo:text-indent="0.127cm" style:auto-text-indent="false" fo:background-color="transparent" style:shadow="none">
        <style:tab-stops/>
        <style:background-image/>
      </style:paragraph-properties>
      <style:text-properties fo:hyphenate="false" fo:hyphenation-remain-char-count="2" fo:hyphenation-push-char-count="2"/>
    </style:style>
    <style:style style:name="P41" style:family="paragraph" style:parent-style-name="Normal">
      <style:paragraph-properties fo:margin-left="-0.021cm" fo:margin-right="0cm" fo:margin-top="0.199cm" fo:margin-bottom="0.199cm" style:contextual-spacing="false" fo:text-align="center" style:justify-single-word="false" fo:hyphenation-ladder-count="no-limit" fo:text-indent="0.127cm" style:auto-text-indent="false" fo:background-color="transparent" style:shadow="none">
        <style:tab-stops/>
        <style:background-image/>
      </style:paragraph-properties>
      <style:text-properties fo:font-weight="bold" style:font-weight-asian="bold" style:font-weight-complex="bold" fo:hyphenate="false" fo:hyphenation-remain-char-count="2" fo:hyphenation-push-char-count="2"/>
    </style:style>
    <style:style style:name="P42" style:family="paragraph" style:parent-style-name="Table_20_Contents">
      <style:paragraph-properties fo:margin-left="0cm" fo:margin-right="0cm" fo:margin-top="0cm" fo:margin-bottom="0.3cm" style:contextual-spacing="false" fo:text-align="center" style:justify-single-word="false" fo:text-indent="0cm" style:auto-text-indent="false" text:number-lines="false" text:line-number="0"/>
      <style:text-properties officeooo:rsid="0065554b" officeooo:paragraph-rsid="0065554b"/>
    </style:style>
    <style:style style:name="P43" style:family="paragraph" style:parent-style-name="Table_20_Contents">
      <style:paragraph-properties fo:margin-left="0cm" fo:margin-right="0cm" fo:margin-top="0cm" fo:margin-bottom="0.3cm" style:contextual-spacing="false" fo:text-align="center" style:justify-single-word="false" fo:text-indent="0cm" style:auto-text-indent="false" text:number-lines="false" text:line-number="0"/>
    </style:style>
    <style:style style:name="P44" style:family="paragraph" style:parent-style-name="Table_20_Heading">
      <style:paragraph-properties fo:margin-left="0cm" fo:margin-right="0cm" fo:margin-top="0cm" fo:margin-bottom="0.3cm" style:contextual-spacing="false" fo:text-align="center" style:justify-single-word="false" fo:text-indent="0cm" style:auto-text-indent="false" text:number-lines="false" text:line-number="0"/>
    </style:style>
    <style:style style:name="P45" style:family="paragraph" style:parent-style-name="Normal" style:list-style-name="">
      <style:paragraph-properties fo:text-align="start" style:justify-single-word="false" fo:hyphenation-ladder-count="no-limit">
        <style:tab-stops/>
      </style:paragraph-properties>
      <style:text-properties officeooo:rsid="0022ab8c" officeooo:paragraph-rsid="0022ab8c" fo:hyphenate="false" fo:hyphenation-remain-char-count="2" fo:hyphenation-push-char-count="2"/>
    </style:style>
    <style:style style:name="P46" style:family="paragraph" style:parent-style-name="Normal" style:list-style-name="L1">
      <style:text-properties officeooo:paragraph-rsid="00258f68"/>
    </style:style>
    <style:style style:name="P47" style:family="paragraph" style:parent-style-name="Normal" style:list-style-name="L2">
      <style:text-properties officeooo:paragraph-rsid="002b9f1e"/>
    </style:style>
    <style:style style:name="P48" style:family="paragraph" style:parent-style-name="Normal" style:list-style-name="L3">
      <style:text-properties officeooo:paragraph-rsid="002b9f1e"/>
    </style:style>
    <style:style style:name="P49" style:family="paragraph" style:parent-style-name="Normal" style:list-style-name="L4">
      <style:text-properties officeooo:paragraph-rsid="003630ab" style:language-asian="fr" style:country-asian="FR"/>
    </style:style>
    <style:style style:name="P50" style:family="paragraph" style:parent-style-name="Normal" style:list-style-name="L6">
      <style:text-properties officeooo:paragraph-rsid="003b20d2" style:language-asian="fr" style:country-asian="FR"/>
    </style:style>
    <style:style style:name="P51" style:family="paragraph" style:parent-style-name="Normal" style:list-style-name="L4">
      <style:text-properties fo:font-weight="bold" officeooo:paragraph-rsid="003630ab" style:language-asian="fr" style:country-asian="FR" style:font-weight-asian="bold" style:font-weight-complex="bold"/>
    </style:style>
    <style:style style:name="P52" style:family="paragraph" style:parent-style-name="Normal" style:list-style-name="L5">
      <style:text-properties officeooo:paragraph-rsid="003630ab"/>
    </style:style>
    <style:style style:name="P53" style:family="paragraph" style:parent-style-name="Normal" style:list-style-name="L5">
      <style:text-properties officeooo:paragraph-rsid="00377b9f"/>
    </style:style>
    <style:style style:name="P54" style:family="paragraph" style:parent-style-name="Normal" style:list-style-name="L7">
      <style:text-properties fo:font-weight="normal" officeooo:rsid="00430ee8" officeooo:paragraph-rsid="00430ee8" style:language-asian="fr" style:country-asian="FR" style:font-weight-asian="normal" style:font-weight-complex="normal"/>
    </style:style>
    <style:style style:name="P55" style:family="paragraph" style:parent-style-name="Normal" style:list-style-name="L8">
      <style:text-properties officeooo:rsid="004f0717" officeooo:paragraph-rsid="004f0717"/>
    </style:style>
    <style:style style:name="P56" style:family="paragraph" style:parent-style-name="Normal" style:list-style-name="L9">
      <style:text-properties officeooo:rsid="0062d0f9" officeooo:paragraph-rsid="0062d0f9"/>
    </style:style>
    <style:style style:name="P57" style:family="paragraph" style:parent-style-name="Normal">
      <style:text-properties officeooo:rsid="00790097" officeooo:paragraph-rsid="007a256b"/>
    </style:style>
    <style:style style:name="P58" style:family="paragraph" style:parent-style-name="Normal" style:list-style-name="L10">
      <style:text-properties officeooo:rsid="007a256b" officeooo:paragraph-rsid="007a256b"/>
    </style:style>
    <style:style style:name="P59" style:family="paragraph" style:parent-style-name="Normal" style:list-style-name="L11"/>
    <style:style style:name="P60" style:family="paragraph" style:parent-style-name="Normal">
      <style:text-properties officeooo:rsid="008021cb" officeooo:paragraph-rsid="008021cb"/>
    </style:style>
    <style:style style:name="P61" style:family="paragraph" style:parent-style-name="Normal">
      <style:text-properties officeooo:paragraph-rsid="0019bd42"/>
    </style:style>
    <style:style style:name="P62" style:family="paragraph" style:parent-style-name="Normal">
      <style:text-properties officeooo:rsid="0083d05f" officeooo:paragraph-rsid="0083d05f"/>
    </style:style>
    <style:style style:name="P63" style:family="paragraph" style:parent-style-name="Heading" style:master-page-name="MP0">
      <style:paragraph-properties style:page-number="auto" fo:break-before="page"/>
      <style:text-properties officeooo:paragraph-rsid="0019bd42" style:font-name-asian="Times New Roman" style:language-asian="fr" style:country-asian="FR"/>
    </style:style>
    <style:style style:name="P64" style:family="paragraph" style:parent-style-name="Heading_20_2" style:list-style-name="">
      <style:paragraph-properties fo:text-align="center" style:justify-single-word="false" fo:keep-together="always" fo:hyphenation-ladder-count="no-limit">
        <style:tab-stops/>
      </style:paragraph-properties>
      <style:text-properties officeooo:rsid="0022ab8c" officeooo:paragraph-rsid="0022ab8c" fo:hyphenate="false" fo:hyphenation-remain-char-count="2" fo:hyphenation-push-char-count="2"/>
    </style:style>
    <style:style style:name="P65" style:family="paragraph" style:parent-style-name="Heading_20_2">
      <style:text-properties officeooo:paragraph-rsid="0019bd42" style:language-asian="fr" style:country-asian="FR"/>
    </style:style>
    <style:style style:name="P66" style:family="paragraph" style:parent-style-name="Heading_20_2">
      <style:text-properties officeooo:paragraph-rsid="0019bd42"/>
    </style:style>
    <style:style style:name="P67" style:family="paragraph" style:parent-style-name="Heading_20_2">
      <style:text-properties officeooo:rsid="007005e1" officeooo:paragraph-rsid="007005e1"/>
    </style:style>
    <style:style style:name="P68" style:family="paragraph" style:parent-style-name="Heading_20_2">
      <style:text-properties officeooo:rsid="014548c1" officeooo:paragraph-rsid="006c9f52"/>
    </style:style>
    <style:style style:name="P69" style:family="paragraph" style:parent-style-name="Heading_20_2">
      <style:paragraph-properties fo:break-before="page"/>
      <style:text-properties officeooo:paragraph-rsid="0019bd42"/>
    </style:style>
    <style:style style:name="P70" style:family="paragraph" style:parent-style-name="Heading_20_2">
      <style:paragraph-properties fo:break-before="page"/>
      <style:text-properties officeooo:rsid="0047996c" officeooo:paragraph-rsid="0047996c"/>
    </style:style>
    <style:style style:name="P71" style:family="paragraph" style:parent-style-name="Heading_20_2">
      <style:paragraph-properties fo:break-before="page"/>
      <style:text-properties officeooo:rsid="0081c268" officeooo:paragraph-rsid="0081c268"/>
    </style:style>
    <style:style style:name="P72" style:family="paragraph" style:parent-style-name="Heading_20_3">
      <style:text-properties officeooo:paragraph-rsid="0019bd42"/>
    </style:style>
    <style:style style:name="P73" style:family="paragraph" style:parent-style-name="Heading_20_3">
      <style:text-properties officeooo:paragraph-rsid="0019bd42" style:language-asian="fr" style:country-asian="FR"/>
    </style:style>
    <style:style style:name="P74" style:family="paragraph" style:parent-style-name="Heading_20_3">
      <style:text-properties officeooo:rsid="014a8427" officeooo:paragraph-rsid="00538879"/>
    </style:style>
    <style:style style:name="P75" style:family="paragraph" style:parent-style-name="Heading_20_3">
      <style:text-properties officeooo:rsid="013fd239" officeooo:paragraph-rsid="00538879"/>
    </style:style>
    <style:style style:name="P76" style:family="paragraph" style:parent-style-name="Heading_20_3">
      <style:text-properties officeooo:rsid="0141b495" officeooo:paragraph-rsid="00538879"/>
    </style:style>
    <style:style style:name="P77" style:family="paragraph" style:parent-style-name="Heading_20_3">
      <style:text-properties officeooo:rsid="014548c1" officeooo:paragraph-rsid="00538879"/>
    </style:style>
    <style:style style:name="P78" style:family="paragraph" style:parent-style-name="Heading_20_3">
      <style:text-properties officeooo:rsid="007005e1" officeooo:paragraph-rsid="007005e1"/>
    </style:style>
    <style:style style:name="P79" style:family="paragraph" style:parent-style-name="Heading_20_3">
      <style:text-properties officeooo:rsid="0078194c" officeooo:paragraph-rsid="0078194c"/>
    </style:style>
    <style:style style:name="P80" style:family="paragraph" style:parent-style-name="Heading_20_3">
      <style:text-properties officeooo:paragraph-rsid="007a256b"/>
    </style:style>
    <style:style style:name="P81" style:family="paragraph" style:parent-style-name="Heading_20_3">
      <style:text-properties officeooo:rsid="008021cb" officeooo:paragraph-rsid="008021cb"/>
    </style:style>
    <style:style style:name="P82" style:family="paragraph" style:parent-style-name="Heading_20_1">
      <style:text-properties officeooo:paragraph-rsid="0019bd42" style:font-name-asian="Times New Roman" style:language-asian="fr" style:country-asian="FR"/>
    </style:style>
    <style:style style:name="P83" style:family="paragraph" style:parent-style-name="Heading_20_1">
      <style:text-properties officeooo:rsid="00477b1b" officeooo:paragraph-rsid="00477b1b"/>
    </style:style>
    <style:style style:name="P84" style:family="paragraph" style:parent-style-name="Contents_20_2">
      <style:paragraph-properties>
        <style:tab-stops>
          <style:tab-stop style:position="14.803cm" style:type="right"/>
        </style:tab-stops>
      </style:paragraph-properties>
    </style:style>
    <style:style style:name="P85" style:family="paragraph" style:parent-style-name="Contents_20_1">
      <style:paragraph-properties>
        <style:tab-stops>
          <style:tab-stop style:position="14.803cm" style:type="right"/>
        </style:tab-stops>
      </style:paragraph-properties>
    </style:style>
    <style:style style:name="T1" style:family="text">
      <style:text-properties style:font-name="Times New Roman" style:font-name-complex="Times New Roman"/>
    </style:style>
    <style:style style:name="T2" style:family="text">
      <style:text-properties style:font-name="Times New Roman" style:language-asian="fr" style:country-asian="FR" style:font-name-complex="Times New Roman"/>
    </style:style>
    <style:style style:name="T3" style:family="text">
      <style:text-properties officeooo:rsid="00069f3e"/>
    </style:style>
    <style:style style:name="T4" style:family="text">
      <style:text-properties officeooo:rsid="0008b31e"/>
    </style:style>
    <style:style style:name="T5" style:family="text">
      <style:text-properties style:language-asian="fr" style:country-asian="FR"/>
    </style:style>
    <style:style style:name="T6" style:family="text">
      <style:text-properties officeooo:rsid="0027cf10" style:language-asian="fr" style:country-asian="FR"/>
    </style:style>
    <style:style style:name="T7" style:family="text">
      <style:text-properties officeooo:rsid="0029a72d" style:language-asian="fr" style:country-asian="FR"/>
    </style:style>
    <style:style style:name="T8" style:family="text">
      <style:text-properties officeooo:rsid="002b9f1e" style:language-asian="fr" style:country-asian="FR"/>
    </style:style>
    <style:style style:name="T9" style:family="text">
      <style:text-properties officeooo:rsid="002c2afd" style:language-asian="fr" style:country-asian="FR"/>
    </style:style>
    <style:style style:name="T10" style:family="text">
      <style:text-properties officeooo:rsid="003630ab" style:language-asian="fr" style:country-asian="FR"/>
    </style:style>
    <style:style style:name="T11" style:family="text">
      <style:text-properties officeooo:rsid="00377b9f" style:language-asian="fr" style:country-asian="FR"/>
    </style:style>
    <style:style style:name="T12" style:family="text">
      <style:text-properties officeooo:rsid="001d8740"/>
    </style:style>
    <style:style style:name="T13" style:family="text">
      <style:text-properties officeooo:rsid="0020d91f"/>
    </style:style>
    <style:style style:name="T14" style:family="text">
      <style:text-properties officeooo:rsid="0022077d"/>
    </style:style>
    <style:style style:name="T15" style:family="text">
      <style:text-properties officeooo:rsid="0024f51a"/>
    </style:style>
    <style:style style:name="T16" style:family="text">
      <style:text-properties style:font-name="Bookman Old Style" style:language-asian="fr" style:country-asian="FR" style:font-name-complex="Times New Roman"/>
    </style:style>
    <style:style style:name="T17" style:family="text">
      <style:text-properties style:font-name="Bookman Old Style" officeooo:rsid="00258f68" style:language-asian="fr" style:country-asian="FR" style:font-name-complex="Times New Roman"/>
    </style:style>
    <style:style style:name="T18" style:family="text">
      <style:text-properties style:font-name="Bookman Old Style" officeooo:rsid="00295e92" style:language-asian="fr" style:country-asian="FR" style:font-name-complex="Times New Roman"/>
    </style:style>
    <style:style style:name="T19" style:family="text">
      <style:text-properties style:font-name="Bookman Old Style" fo:font-weight="bold" officeooo:rsid="00258f68" style:language-asian="fr" style:country-asian="FR" style:font-weight-asian="bold" style:font-name-complex="Times New Roman" style:font-weight-complex="bold"/>
    </style:style>
    <style:style style:name="T20" style:family="text">
      <style:text-properties style:font-name="Bookman Old Style" fo:font-weight="bold" officeooo:rsid="00295e92" style:language-asian="fr" style:country-asian="FR" style:font-weight-asian="bold" style:font-name-complex="Times New Roman" style:font-weight-complex="bold"/>
    </style:style>
    <style:style style:name="T21" style:family="text">
      <style:text-properties fo:font-weight="bold" officeooo:rsid="0024f51a" style:font-weight-asian="bold" style:font-weight-complex="bold"/>
    </style:style>
    <style:style style:name="T22" style:family="text">
      <style:text-properties fo:font-weight="bold" officeooo:rsid="0022077d" style:font-weight-asian="bold" style:font-weight-complex="bold"/>
    </style:style>
    <style:style style:name="T23" style:family="text">
      <style:text-properties fo:font-weight="bold" officeooo:rsid="0031d694" style:font-weight-asian="bold" style:font-weight-complex="bold"/>
    </style:style>
    <style:style style:name="T24" style:family="text">
      <style:text-properties fo:font-weight="bold" officeooo:rsid="003630ab" style:font-weight-asian="bold" style:font-weight-complex="bold"/>
    </style:style>
    <style:style style:name="T25" style:family="text">
      <style:text-properties fo:font-weight="bold" officeooo:rsid="003b20d2" style:font-weight-asian="bold" style:font-weight-complex="bold"/>
    </style:style>
    <style:style style:name="T26" style:family="text">
      <style:text-properties fo:font-weight="bold" officeooo:rsid="002b9f1e" style:language-asian="fr" style:country-asian="FR" style:font-weight-asian="bold" style:font-weight-complex="bold"/>
    </style:style>
    <style:style style:name="T27" style:family="text">
      <style:text-properties fo:font-weight="bold" officeooo:rsid="003630ab" style:language-asian="fr" style:country-asian="FR" style:font-weight-asian="bold" style:font-weight-complex="bold"/>
    </style:style>
    <style:style style:name="T28" style:family="text">
      <style:text-properties fo:font-weight="bold" officeooo:rsid="00377b9f" style:language-asian="fr" style:country-asian="FR" style:font-weight-asian="bold" style:font-weight-complex="bold"/>
    </style:style>
    <style:style style:name="T29" style:family="text">
      <style:text-properties officeooo:rsid="003630ab"/>
    </style:style>
    <style:style style:name="T30" style:family="text">
      <style:text-properties fo:font-weight="normal" officeooo:rsid="003630ab" style:font-weight-asian="normal" style:font-weight-complex="normal"/>
    </style:style>
    <style:style style:name="T31" style:family="text">
      <style:text-properties fo:font-weight="normal" officeooo:rsid="003b20d2" style:font-weight-asian="normal" style:font-weight-complex="normal"/>
    </style:style>
    <style:style style:name="T32" style:family="text">
      <style:text-properties fo:font-weight="normal" officeooo:rsid="003d0021" style:font-weight-asian="normal" style:font-weight-complex="normal"/>
    </style:style>
    <style:style style:name="T33" style:family="text">
      <style:text-properties fo:font-weight="normal" officeooo:rsid="003d895d" style:font-weight-asian="normal" style:font-weight-complex="normal"/>
    </style:style>
    <style:style style:name="T34" style:family="text">
      <style:text-properties fo:font-weight="normal" officeooo:rsid="003f7e48" style:font-weight-asian="normal" style:font-weight-complex="normal"/>
    </style:style>
    <style:style style:name="T35" style:family="text">
      <style:text-properties fo:font-weight="normal" officeooo:rsid="00414a8b" style:font-weight-asian="normal" style:font-weight-complex="normal"/>
    </style:style>
    <style:style style:name="T36" style:family="text">
      <style:text-properties fo:font-weight="normal" officeooo:rsid="00423ccd" style:font-weight-asian="normal" style:font-weight-complex="normal"/>
    </style:style>
    <style:style style:name="T37" style:family="text">
      <style:text-properties fo:font-weight="normal" officeooo:rsid="002b9f1e" style:language-asian="fr" style:country-asian="FR" style:font-weight-asian="normal" style:font-weight-complex="normal"/>
    </style:style>
    <style:style style:name="T38" style:family="text">
      <style:text-properties fo:font-weight="normal" officeooo:rsid="003630ab" style:language-asian="fr" style:country-asian="FR" style:font-weight-asian="normal" style:font-weight-complex="normal"/>
    </style:style>
    <style:style style:name="T39" style:family="text">
      <style:text-properties officeooo:rsid="003b20d2"/>
    </style:style>
    <style:style style:name="T40" style:family="text">
      <style:text-properties officeooo:rsid="0049679a"/>
    </style:style>
    <style:style style:name="T41" style:family="text">
      <style:text-properties officeooo:rsid="01435a92"/>
    </style:style>
    <style:style style:name="T42" style:family="text">
      <style:text-properties officeooo:rsid="00557671"/>
    </style:style>
    <style:style style:name="T43" style:family="text">
      <style:text-properties officeooo:rsid="00563314"/>
    </style:style>
    <style:style style:name="T44" style:family="text">
      <style:text-properties officeooo:rsid="00577f50"/>
    </style:style>
    <style:style style:name="T45" style:family="text">
      <style:text-properties officeooo:rsid="005b1389"/>
    </style:style>
    <style:style style:name="T46" style:family="text">
      <style:text-properties officeooo:rsid="0060ddbd"/>
    </style:style>
    <style:style style:name="T47" style:family="text">
      <style:text-properties officeooo:rsid="0062d0f9"/>
    </style:style>
    <style:style style:name="T48" style:family="text">
      <style:text-properties officeooo:rsid="0064a66b"/>
    </style:style>
    <style:style style:name="T49" style:family="text">
      <style:text-properties officeooo:rsid="0065554b"/>
    </style:style>
    <style:style style:name="T50" style:family="text">
      <style:text-properties officeooo:rsid="007a256b"/>
    </style:style>
    <style:style style:name="T51" style:family="text">
      <style:text-properties officeooo:rsid="007c216a"/>
    </style:style>
    <style:style style:name="T52" style:family="text">
      <style:text-properties officeooo:rsid="007e150d"/>
    </style:style>
    <style:style style:name="T53" style:family="text">
      <style:text-properties officeooo:rsid="007e203e"/>
    </style:style>
    <style:style style:name="T54" style:family="text">
      <style:text-properties officeooo:rsid="007f7ea0"/>
    </style:style>
    <style:style style:name="T55" style:family="text">
      <style:text-properties officeooo:rsid="0081c268"/>
    </style:style>
    <style:style style:name="T56" style:family="text">
      <style:text-properties officeooo:rsid="0083d05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1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TIR MOR</text:p>
      <text:p text:style-name="P38">Jeu de Role Epique et Fantastique</text:p>
      <text:p text:style-name="Normal"/>
      <text:p text:style-name="P14"><draw:frame draw:style-name="fr1" draw:name="images1" text:anchor-type="paragraph" svg:x="3.403cm" svg:y="1cm" svg:width="7.999cm" svg:height="7.999cm" draw:z-index="0"><draw:image xlink:href="Pictures/10000201000006760000067651F1936B.png" xlink:type="simple" xlink:show="embed" xlink:actuate="onLoad"/></draw:frame></text:p>
      <text:p text:style-name="P13"/>
      <text:h text:style-name="P64" text:outline-level="2"><text:bookmark-start text:name="__RefHeading__1278_1224128490"/><text:bookmark-end text:name="__RefHeading__1278_1224128490"/></text:h>
      <text:table-of-content text:style-name="Sect1" text:protected="true" text:name="Table des matières1">
        <text:table-of-content-source text:outline-level="2" text:use-index-marks="false">
          <text:index-title-template text:style-name="Contents_20_Heading">Sommaire</text:index-title-template>
          <text:table-of-content-entry-template text:outline-level="1" text:style-name="Contents_20_1">
            <text:index-entry-chapter/>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84"><text:a xlink:type="simple" xlink:href="#__RefHeading__1280_1224128490" text:style-name="Index_20_Link" text:visited-style-name="Index_20_Link">Prefaces<text:tab/>3</text:a></text:p>
          <text:p text:style-name="P84"><text:a xlink:type="simple" xlink:href="#__RefHeading__787_1091401633" text:style-name="Index_20_Link" text:visited-style-name="Index_20_Link">Genèse<text:tab/>5</text:a></text:p>
          <text:p text:style-name="P85"><text:a xlink:type="simple" xlink:href="#__RefHeading__1282_1224128490" text:style-name="Index_20_Link" text:visited-style-name="Index_20_Link">Personnage<text:tab/>6</text:a></text:p>
          <text:p text:style-name="P84"><text:a xlink:type="simple" xlink:href="#__RefHeading__1284_1224128490" text:style-name="Index_20_Link" text:visited-style-name="Index_20_Link">Le Concept<text:tab/>7</text:a></text:p>
          <text:p text:style-name="P84"><text:a xlink:type="simple" xlink:href="#__RefHeading__1286_1224128490" text:style-name="Index_20_Link" text:visited-style-name="Index_20_Link">Geis et Heroisme<text:tab/>8</text:a></text:p>
          <text:p text:style-name="P84"><text:a xlink:type="simple" xlink:href="#__RefHeading__1288_1224128490" text:style-name="Index_20_Link" text:visited-style-name="Index_20_Link">Les Attributs<text:tab/>9</text:a></text:p>
          <text:p text:style-name="P84"><text:a xlink:type="simple" xlink:href="#__RefHeading__1290_1224128490" text:style-name="Index_20_Link" text:visited-style-name="Index_20_Link">Les Aspects<text:tab/>10</text:a></text:p>
          <text:p text:style-name="P85"><text:a xlink:type="simple" xlink:href="#__RefHeading__546_1312151328" text:style-name="Index_20_Link" text:visited-style-name="Index_20_Link">Resolution<text:tab/>12</text:a></text:p>
          <text:p text:style-name="P84"><text:a xlink:type="simple" xlink:href="#__RefHeading__548_1312151328" text:style-name="Index_20_Link" text:visited-style-name="Index_20_Link">Principe de base<text:tab/>13</text:a></text:p>
          <text:p text:style-name="P84"><text:a xlink:type="simple" xlink:href="#__RefHeading__2083_1666106852" text:style-name="Index_20_Link" text:visited-style-name="Index_20_Link">Destin des Heros<text:tab/>16</text:a></text:p>
          <text:p text:style-name="P84"><text:a xlink:type="simple" xlink:href="#__RefHeading__749_1435697178" text:style-name="Index_20_Link" text:visited-style-name="Index_20_Link">Appels aux Dieux<text:tab/>17</text:a></text:p>
          <text:p text:style-name="P84"><text:a xlink:type="simple" xlink:href="#__RefHeading__2085_1666106852" text:style-name="Index_20_Link" text:visited-style-name="Index_20_Link">Oppositions<text:tab/>19</text:a></text:p>
        </text:index-body>
      </text:table-of-content>
      <text:h text:style-name="P45" text:outline-level="2"/>
      <text:h text:style-name="P69" text:outline-level="2"><text:bookmark-start text:name="__RefHeading__1280_1224128490"/>P<text:span text:style-name="T45">refaces</text:span><text:bookmark-end text:name="__RefHeading__1280_1224128490"/></text:h>
      <text:p text:style-name="Normal_20_avec_20_Lettrine">Il fut un temps où les Celtes dominaient le monde connu, étendant leurs influences de la noble Albion jusqu’aux confins de l'Asie mineure. Noble, fier, batailleur, les Celtes n'avaient rien à envier en termes de développement culture à leurs voisins grecs ou romains.</text:p>
      <text:p text:style-name="P14">Tir Mor vous propose de découvrir cette civilisation et ses coutumes, de prendre contact avec ce monde fantastique et féerique et de rentrer au cœur même de leurs légendes.</text:p>
      <text:h text:style-name="P72" text:outline-level="3">Une vision fantasm<text:span text:style-name="T3">e</text:span>e des Celtes</text:h>
      <text:p text:style-name="P4">Bien que basé sur les écrits et découvertes à propos de la civilisation celte, Tir Mor ne présente pas une version purement historique de ce peuple. Les aspects les plus sombres de nos ancêtres ont volontairement été mis de côté, et les cotés attrayants accentués afin de proposer une version romancée et fantasmée de la culture celte !</text:p>
      <text:p text:style-name="P14">Il existe suffisamment de jeu historique vous permettant d'emprunter les sentiers de nos campagnes, ici, place à un monde digne de porter les héros les plus légendaires : des chevaliers au grand cœur prêt à se sacrifier pour le bien de leur peuple !</text:p>
      <text:h text:style-name="P72" text:outline-level="3">Une uchronie o<text:span text:style-name="T4">u</text:span> Rome <text:span text:style-name="T40">est affaiblie</text:span></text:h>
      <text:p text:style-name="P4">Tir Mor propose une version retravaillée de l'histoire, une uchronie où Brennos, après avoir mené les Gaulois jusqu'à Rome, s'est finalement établi dans cette contrée.</text:p>
      <text:p text:style-name="P14">Le grand empire Romain, celui qui à porter la civilisation dans l'Europe, n'existera pas ! À partir de là, ils nous étaient possible d'imaginer bien des choses et de façonné le monde à notre vision, à nos envies.</text:p>
      <text:p text:style-name="P14">Si nous voulions pleine liberté, pourquoi ne pas inventer totalement un univers alors ? L'histoire et la géographie connues nous offrent une <text:soft-page-break/>base solide bien plus crédible que ne le serait un monde crée de toute pièce. Pourquoi ce privé d'un aussi bon matériel existant ? L'histoire nous offre un cadre riche, l'uchronie nous enlève les contraintes.</text:p>
      <text:h text:style-name="P72" text:outline-level="3">De l<text:span text:style-name="Police_20_par_20_défaut"><text:span text:style-name="T1">’</text:span></text:span>epique avec un grand E</text:h>
      <text:p text:style-name="P4">Tir Mor vous propose de participer à des aventures grandioses où les personnages seront mis à rude épreuve ! Héros par nature, ils seront destinés à sauver non seulement leurs peuples, mais aussi tous les mondes connus de lé déchéance !</text:p>
      <text:p text:style-name="P14">Ici, nous parlons bel et bien de devenir des légendes. Nos parlons d'être capable, comme Cuchulhain, de faire face à des armées entières, quasiment seul !</text:p>
      <text:h text:style-name="P72" text:outline-level="3">Du fantastique et de la f<text:span text:style-name="T4">e</text:span>erie</text:h>
      <text:p text:style-name="P4"><draw:frame draw:style-name="fr2" draw:name="images2" text:anchor-type="paragraph" svg:x="9.647cm" svg:y="1.782cm" svg:width="5.779cm" svg:height="10.723cm" draw:z-index="4"><draw:image xlink:href="../sorciere.png" xlink:type="simple" xlink:show="embed" xlink:actuate="onLoad"/></draw:frame>Comment pourrions-nous évoluer dans un monde emprunt de la culture celtique en mettant le fantastique de <text:span text:style-name="T4">côté</text:span> ? La magie et le mystère sont partis prenants des coutumes de ce peuple ! Les Celtes étaient des hommes superstitieux, croyant aux forces supérieures et à la magie. Nous avons donc pris le parti de dire que tout cela existait bel et bien.</text:p>
      <text:p text:style-name="P14"/>
      <text:p text:style-name="P14"/>
      <text:p text:style-name="P14">Bienvenue dans l'univers de Tir Mor !</text:p>
      <text:h text:style-name="P71" text:outline-level="2"><text:bookmark-start text:name="__RefHeading__787_1091401633"/>Genèse<text:bookmark-end text:name="__RefHeading__787_1091401633"/></text:h>
      <text:p text:style-name="Nouvelle">Avant toutes choses, nous allons remonter au-delà du temps, au-delà de notre lui-même pour aborder sa formation. C'est en retournant aux origines que vous pourrez en apprendre suffisamment pour rejoindre notre lutte.</text:p>
      <text:p text:style-name="Nouvelle">Aux origines seul existait deux énergies contraires et puissantes. Elles s'affrontaient avec rage sans relâche. Du choc violent de leur puissant naquirent Crom Cruaich, Domnu, Bel et Danu respectivement l'air, terre, l'eau et le feu. En marge de la création, ce qu'il restait de ses deux énergies s'unit pour créer un être d'exception, celui qui dévorera la création et plongera à nouveau le monde dans le tumulte primordial, démarrant ainsi un nouveau cycle : Dywyllwch.</text:p>
      <text:p text:style-name="Nouvelle">Les éléments s'unirent et se désunirent créant dans leurs sillages le monde tel qu'on le connait aujourd'hui. Puis ensemble, ils décidèrent de faire naître les dieux, chargés de veiller à la création et d'éviter que les Ténèbres ne viennent. Une fois ceci fait, Crom et Domnu s'endormir. Mais Danu voulait laisser sa marque dans ce monde nouveau. Il créa les premiers hommes, les puissants Thuata de Dannan. Voyant cela, Bel, jaloux, décida à son tour de cré<text:span text:style-name="T55">er</text:span> son ultime œuvre. Ainsi naquit les hommes… Bel et Danu, satisfait, s'endormir à leur tour.</text:p>
      <text:p text:style-name="Nouvelle">Mais les Ténèbres avaient pris conscience et commençait déjà à étendre son influence néfaste. La création de Danu fut corrompue, ainsi vint au monde le terrible Formoires. Quant aux hommes, ils étaient si fragiles que les Ténèbres décidèrent de ne rien faire, pensant que les hommes serviraient ses desseins par eux-mêmes…</text:p>
      <text:p text:style-name="Nouvelle">Je suis sûr que vous aurez relevé une différence majeure avec la version que l'on conte habituellement. Dywyllwch, l'obscurité… En temps normal, non seulement, nous taisons son nom, mais aussi jusqu'au plus profond de son existence. Le secret est nécessaire pour protéger le peuple.</text:p>
      <text:h text:style-name="P82" text:outline-level="1"><text:bookmark-start text:name="__RefHeading__1282_1224128490"/>Personnage<text:bookmark-end text:name="__RefHeading__1282_1224128490"/></text:h>
      <text:p text:style-name="P36">Où l’on évoque le personnage et sa création</text:p>
      <text:p text:style-name="P12">Créer un personnage à Tir Mor se fait à l’air de quelques étapes simples : définir le concept ainsi qu’une Geis, répartir les attributs, puis enfin choisir avec soin les aspects qui le caractériseront. <text:span text:style-name="T12">À</text:span> l’issue de ce processus, <text:span text:style-name="T13">vous posséderez une bonne vision de ce que votre personnage sait faire, de ce qui fera de lui un héros.</text:span></text:p>
      <text:p text:style-name="P16">Durant la construction de votre personnage, n'hésitez pas à discuter avec le conteur ou les autres joueurs : ils pourront vous guider, vous aidez. C'est en échangeant que vous obtiendrez un personnage vraiment inoubliable.</text:p>
      <text:h text:style-name="P65" text:outline-level="2"><text:bookmark-start text:name="__RefHeading__1284_1224128490"/>Le Concept<text:bookmark-end text:name="__RefHeading__1284_1224128490"/></text:h>
      <text:p text:style-name="P6">Avant de procéder aux aspects techniques de la création, il vous faut déjà une solide idée du personnage et de ce que vous désirez obtenir. Le processus de création n'est là que pour formaliser en terme technique votre personnage.</text:p>
      <text:p text:style-name="P17">Qu'avez-vous envie de jouer ? Un puissant guerrier faisant trembler ces ennemis par sa seule présence ? Un barde dont la musique réveille les puissances de la terre ? Un commerçant aux milles contacts ? Un noble qui deviendra sûrement un jour chef de sa tribu ? Imprégnez-vous des contes et légendes celtes et essayez de trouver un concept qui rendra votre personnage unique et donc totalement indispensable !</text:p>
      <text:h text:style-name="P73" text:outline-level="3">Le Nom</text:h>
      <text:p text:style-name="Normal_20_avec_20_Lettrine"><text:span text:style-name="T14">Chez les celtes, le nom d'un homme était lourd de sens : il représente tous les espoirs que les parents ou le village avait pour leur enfant. On dit même que le nom va </text:span><text:span text:style-name="T22">forger la destinée</text:span><text:span text:style-name="T14"> d'un homme ! Alors choisissez-le avec attention et veillez à ce qu'il est une </text:span><text:span text:style-name="T23">signification</text:span><text:span text:style-name="T14">, qu'il illustre votre personnage. D'autant plus que le nom aura un vrai effet en termes de jeu !</text:span></text:p>
      <text:p text:style-name="P18">Ainsi votre personnage pourra s’appeler Tiraed (feu de la terre), Caturix (le roi du combat), Eburos (l'If), …Ne vous limitez pas à des noms connus, au besoin créez-en via un savant mélange d'irlandais ou de Gallois !</text:p>
      <text:h text:style-name="P66" text:outline-level="2"><text:bookmark-start text:name="__RefHeading__1286_1224128490"/><text:soft-page-break/><text:span text:style-name="Police_20_par_20_défaut"><text:span text:style-name="T5">Geis et H</text:span></text:span><text:span text:style-name="Police_20_par_20_défaut"><text:span text:style-name="T9">eroisme</text:span></text:span><text:bookmark-end text:name="__RefHeading__1286_1224128490"/></text:h>
      <text:h text:style-name="P73" text:outline-level="3">La Geis</text:h>
      <text:p text:style-name="Normal_20_avec_20_Lettrine"><text:span text:style-name="T15">Chez les celtes, il est de coutume que les druides imposent des </text:span><text:span text:style-name="T21">interdits</text:span><text:span text:style-name="T15"> ou </text:span><text:span text:style-name="T21">obligations</text:span><text:span text:style-name="T15"> aux personnages importants tels que les roi. C'est ce que l'on appelle des Geis. Investi d'une puissance magique voir divine, celui qui va à leur encontre risque gros.</text:span></text:p>
      <text:p text:style-name="P19">Vos personnages ont une grande destinée devant eux. Dès leur plus jeune âge une Geis leur a été imposé que ce soit volontairement (par l'intervention d'un druide) ou involontairement (certaines paroles dites lors de l'attribution du nom, par exemple, peuvent agir comme des Geis).</text:p>
      <text:p text:style-name="P19">Au centre même de votre personnage, la Geis va être une sorte de code conduite qui ne peut être mis de côté sans de grave conséquence. Durant la création, il vous faudra définir une seule et unique Geis.</text:p>
      <text:h text:style-name="P72" text:outline-level="3"><text:span text:style-name="Police_20_par_20_défaut"><text:span text:style-name="T5">L</text:span></text:span><text:span text:style-name="Police_20_par_20_défaut"><text:span text:style-name="T2">’</text:span></text:span><text:span text:style-name="Police_20_par_20_défaut"><text:span text:style-name="T5">Hero</text:span></text:span><text:span text:style-name="Police_20_par_20_défaut"><text:span text:style-name="T6">isme</text:span></text:span></text:h>
      <text:p text:style-name="P5"><draw:frame draw:style-name="fr2" draw:name="images3" text:anchor-type="paragraph" svg:x="0.249cm" svg:y="1.963cm" svg:width="5.54cm" svg:height="7.738cm" draw:z-index="1"><draw:image xlink:href="../image/guerre.png" xlink:type="simple" xlink:show="embed" xlink:actuate="onLoad"/></draw:frame><text:span text:style-name="Police_20_par_20_défaut"><text:span text:style-name="T16">Aux yeux de tous, vos personnages semblent avoir la faveur des dieux eux-</text:span></text:span><text:span text:style-name="Police_20_par_20_défaut"><text:span text:style-name="T17">mêmes. Votre destinée n'est pas seulement illusoire ! Pour représenter cela, votre personnage aura un dé de Héros qu'il utilisera pour chaque jet !</text:span></text:span></text:p>
      <text:p text:style-name="P15"><text:span text:style-name="Police_20_par_20_défaut"><text:span text:style-name="T17">À la création, le type de dé Héros de votre personnage dépendra du type de Geis que vous avez choisit : </text:span></text:span></text:p>
      <text:list xml:id="list8528922400612130155" text:style-name="L1">
        <text:list-item>
          <text:p text:style-name="P46"><text:span text:style-name="Police_20_par_20_défaut"><text:span text:style-name="T17">Votre Geis est </text:span></text:span><text:span text:style-name="Police_20_par_20_défaut"><text:span text:style-name="T19">discrète</text:span></text:span><text:span text:style-name="Police_20_par_20_défaut"><text:span text:style-name="T17"> et </text:span></text:span><text:span text:style-name="Police_20_par_20_défaut"><text:span text:style-name="T19">peu</text:span></text:span><text:span text:style-name="Police_20_par_20_défaut"><text:span text:style-name="T17"> </text:span></text:span><text:span text:style-name="Police_20_par_20_défaut"><text:span text:style-name="T20">gênante</text:span></text:span><text:span text:style-name="Police_20_par_20_défaut"><text:span text:style-name="T18">.</text:span></text:span><text:span text:style-name="Police_20_par_20_défaut"><text:span text:style-name="T17"> Vous avez choisi de ne pas vous encombrez de quelques choses qui pourrait réellement vous pénaliser. Dans ce cas, votre valeur de Héros commencera seulement à D4.</text:span></text:span></text:p>
        </text:list-item>
        <text:list-item>
          <text:p text:style-name="P46"><text:span text:style-name="Police_20_par_20_défaut"><text:span text:style-name="T17">Votre Geis est </text:span></text:span><text:span text:style-name="Police_20_par_20_défaut"><text:span text:style-name="T19">présente</text:span></text:span><text:span text:style-name="Police_20_par_20_défaut"><text:span text:style-name="T17"> et </text:span></text:span><text:span text:style-name="Police_20_par_20_défaut"><text:span text:style-name="T19">peut être </text:span></text:span><text:soft-page-break/><text:span text:style-name="Police_20_par_20_défaut"><text:span text:style-name="T19">gênante</text:span></text:span><text:span text:style-name="Police_20_par_20_défaut"><text:span text:style-name="T17"> pour votre personnage. Même si dans la plupart des cas elle ne vous affectera que peu, elle influe tout de même votre comportement et restreint votre champ d'action. Dans ce cas, votre valeur de Héros commencera à D6. Ce type de Geis devrait être les plus courantes.</text:span></text:span></text:p>
        </text:list-item>
        <text:list-item>
          <text:p text:style-name="P46"><text:span text:style-name="Police_20_par_20_défaut"><text:span text:style-name="T17">Votre Geis est </text:span></text:span><text:span text:style-name="Police_20_par_20_défaut"><text:span text:style-name="T19">lourde</text:span></text:span><text:span text:style-name="Police_20_par_20_défaut"><text:span text:style-name="T17"> et peut </text:span></text:span><text:span text:style-name="Police_20_par_20_défaut"><text:span text:style-name="T19">attirer de graves ennuies</text:span></text:span><text:span text:style-name="Police_20_par_20_défaut"><text:span text:style-name="T17"> à votre personnage. Presque à chaque scénario, vous serez confrontez à ses conséquences ou aux limites qu'elle vous impose. Peut-être même mettrez-vous votre vie en danger à cause d'elle ? Dans ce cas, votre valeur de Héros commence à D8.</text:span></text:span></text:p>
        </text:list-item>
      </text:list>
      <text:h text:style-name="P65" text:outline-level="2"><text:bookmark-start text:name="__RefHeading__1288_1224128490"/>Les Attributs<text:bookmark-end text:name="__RefHeading__1288_1224128490"/></text:h>
      <text:p text:style-name="Normal_20_avec_20_Lettrine"><text:span text:style-name="T7">Les attributs représentent les capacités naturelles du personnage. Est-il puissant ? Agile ? A-t-il du charisme ? </text:span><text:span text:style-name="T8">Est-il plutôt quelqu'un de posé, que l'on respecte pour sa sagesse et ses connaissances ? Ou au contraire est-il plutôt une tête brûlée, quelqu'un d'instinctif se jetant dans la mêlée sans prendre de recul ?</text:span></text:p>
      <text:p text:style-name="P20">Il existe deux types d'attributs :</text:p>
      <text:list xml:id="list599464957116977893" text:style-name="L2">
        <text:list-item>
          <text:p text:style-name="P47"><text:span text:style-name="T8">Les </text:span><text:span text:style-name="T27">a</text:span><text:span text:style-name="T26">ffinités</text:span><text:span text:style-name="T37"> qui s'intéressent aux capacités de votre corps en terme</text:span><text:span text:style-name="T8">s de charme, de force, et d'intellect.</text:span></text:p>
        </text:list-item>
        <text:list-item>
          <text:p text:style-name="P47"><text:span text:style-name="T8">Le </text:span><text:span text:style-name="T26">cycle de la vie</text:span><text:span text:style-name="T8"> qui s'intéresse davantage au </text:span><text:span text:style-name="T26">caractère</text:span><text:span text:style-name="T8"> de votre personnage, à sa façon d'aborder la vie.</text:span></text:p>
        </text:list-item>
      </text:list>
      <text:p text:style-name="P20">Durant la création, vous devrez répartir :</text:p>
      <text:list xml:id="list3062549202436203827" text:style-name="L3">
        <text:list-item>
          <text:p text:style-name="P48"><text:span text:style-name="T26">D4</text:span><text:span text:style-name="T8">, </text:span><text:span text:style-name="T26">D8</text:span><text:span text:style-name="T8"> et </text:span><text:span text:style-name="T26">D12</text:span><text:span text:style-name="T8"> dans l'un des deux groupes d'attributs,</text:span></text:p>
        </text:list-item>
        <text:list-item>
          <text:p text:style-name="P48"><text:span text:style-name="T26">Rien</text:span><text:span text:style-name="T8">, </text:span><text:span text:style-name="T26">D6</text:span><text:span text:style-name="T8"> et </text:span><text:span text:style-name="T26">D10</text:span><text:span text:style-name="T8"> dans le second groupe.</text:span></text:p>
        </text:list-item>
      </text:list>
      <text:h text:style-name="P72" text:outline-level="3"><text:span text:style-name="Police_20_par_20_défaut"><text:span text:style-name="T5">Affinit</text:span></text:span><text:span text:style-name="Police_20_par_20_défaut"><text:span text:style-name="T8">es</text:span></text:span></text:h>
      <text:p text:style-name="Normal_20_avec_20_Lettrine">Les affinités sont au nombre de trois :</text:p>
      <text:list xml:id="list52828961571769776" text:style-name="L4">
        <text:list-item>
          <text:p text:style-name="P49"><text:span text:style-name="T24">Lugh</text:span><text:span text:style-name="T29"> qui symbolise la capacité du personnage dans le social et les arts. Les marchands, les bardes, et les nobles vont en général avoir un bon score ici.</text:span></text:p>
        </text:list-item>
        <text:list-item>
          <text:p text:style-name="P51"><draw:frame draw:style-name="fr3" draw:name="images4" text:anchor-type="paragraph" svg:x="9.828cm" svg:y="0.423cm" svg:width="4.673cm" svg:height="5.74cm" draw:z-index="2"><draw:image xlink:href="../image/caval_celtes.png" xlink:type="simple" xlink:show="embed" xlink:actuate="onLoad"/></draw:frame><text:soft-page-break/><text:span text:style-name="T29">Ogme </text:span><text:span text:style-name="T30">qui symbolise la capacité physique du personnage, sa science des armes, sa force, son agilité… Les guerriers et les chasseurs vont en général avoir un bon score dans cette affinité.</text:span></text:p>
        </text:list-item>
        <text:list-item>
          <text:p text:style-name="P49"><text:span text:style-name="T24">Dadga </text:span><text:span text:style-name="T30">qui symbolise le savoir, la compétence intellectuelle du personnage, sa capacité à mémoriser et à réfléchir. Les druides et autres utilisateurs de magies vont en général avoir un bon score dans cette affinité.</text:span></text:p>
        </text:list-item>
      </text:list>
      <text:h text:style-name="P73" text:outline-level="3">Cycle de la Vie</text:h>
      <text:p text:style-name="Normal_20_avec_20_Lettrine">Il existe trois étapes dans le cycle de la vie :</text:p>
      <text:list xml:id="list8765783503545479958" text:style-name="L5">
        <text:list-item>
          <text:p text:style-name="P52"><text:span text:style-name="T10">La </text:span><text:span text:style-name="T27">jeunesse</text:span><text:span text:style-name="T38"> qui</text:span><text:span text:style-name="T10"> représente les activités de l'enfance et de l'adolescence, la capacité à agir d'instinct : séduire, courir à travers les bois, se jeter dans l'inconnu sans grande réflexion utiliseront la jeunesse.</text:span></text:p>
        </text:list-item>
        <text:list-item>
          <text:p text:style-name="P52"><text:span text:style-name="T10">L'âge </text:span><text:span text:style-name="T27">adulte</text:span><text:span text:style-name="T10"> qui représente la capacité à assumer des activités d'homme tels que la guerre, les conseils des nobles, la tenue d'un commerce, … Il s'agit de la capacité à prendre des décisions lourdes de conséquence.</text:span></text:p>
        </text:list-item>
        <text:list-item>
          <text:p text:style-name="P53"><text:span text:style-name="T11">La </text:span><text:span text:style-name="T28">sagesse</text:span><text:span text:style-name="T11"> qui représente la capacité à peser calmement et avec jugeote ses décisions, à faire valoir le respect dus à son statut ou à ses compétences. La sagesse, c'est l'expérience de l'homme qui a beaucoup vu et beaucoup vécut.</text:span></text:p>
        </text:list-item>
      </text:list>
      <text:h text:style-name="P65" text:outline-level="2"><text:bookmark-start text:name="__RefHeading__1290_1224128490"/>Les Aspects<text:bookmark-end text:name="__RefHeading__1290_1224128490"/></text:h>
      <text:p text:style-name="P8">Les aspects représentent ce qui caractérise réellement votre personnage, ce qui le rend unique aux mondes : statut, historique, don, compétences, … Ils sont l'essence même du personnage, deux d'entre eux ne devraient jamais avoir exactement les <text:soft-page-break/>mêmes aspects.</text:p>
      <text:p text:style-name="P22">Par commodité, on classifie les aspects en différentes catégories : </text:p>
      <text:list xml:id="list6690256276218250720" text:style-name="L6">
        <text:list-item>
          <text:p text:style-name="P50"><text:span text:style-name="T39">Les </text:span><text:span text:style-name="T25">talents </text:span><text:span text:style-name="T31">qui représentent votre savoir faire, ce que vous avez apprit.</text:span></text:p>
        </text:list-item>
        <text:list-item>
          <text:p text:style-name="P50"><text:span text:style-name="T31">Les </text:span><text:span text:style-name="T25">motivations</text:span><text:span text:style-name="T31"> qui représentent ce qui va permettre au personnage de dépasser ses limites. Ce sont les causes qu'il défend, ses principes.</text:span></text:p>
        </text:list-item>
        <text:list-item>
          <text:p text:style-name="P50"><text:span text:style-name="T31">Les </text:span><text:span text:style-name="T25">dons </text:span><text:span text:style-name="T31">qui représentent des facultés surnaturelles du personnage, </text:span><text:span text:style-name="T33">des capacités magiques qu'il a en lui.</text:span></text:p>
        </text:list-item>
        <text:list-item>
          <text:p text:style-name="P50"><text:span text:style-name="T31">Les </text:span><text:span text:style-name="T25">équipements </text:span><text:span text:style-name="T31">qui représentent les possessions importantes d'un personnage. Les objets que l'on note dans équipements ne doivent pas être « commun », à l'instar du personnage ils doivent être unique. Un bon exemple d'équipement est une épée réputé magique, ou un bâton gravé de nombreuses runes,</text:span><text:span text:style-name="T32">…</text:span></text:p>
        </text:list-item>
      </text:list>
      <text:p text:style-name="P21"><text:span text:style-name="T34">En </text:span><text:span text:style-name="T35">termes</text:span><text:span text:style-name="T34"> de jeu, aucune différence n'est fait</text:span><text:span text:style-name="T36">e</text:span><text:span text:style-name="T34"> entre les aspects, la distinction est juste présente pour faciliter la création et l'équilibrage du personnage.</text:span></text:p>
      <text:p text:style-name="P24"/>
      <text:p text:style-name="P25">Durant la création de personnage, le joueur devra choisir :</text:p>
      <text:list xml:id="list2918727432238538879" text:style-name="L7">
        <text:list-item>
          <text:p text:style-name="P54">4 talents</text:p>
        </text:list-item>
        <text:list-item>
          <text:p text:style-name="P54">2 motivations</text:p>
        </text:list-item>
        <text:list-item>
          <text:p text:style-name="P54">1 aspect libre qui pourra donc être un talent, une motivation, un don, ou un équipement.</text:p>
        </text:list-item>
      </text:list>
      <text:p text:style-name="P25">Chacun des talents choisit commencera avec une valeur de +1.</text:p>
      <text:p text:style-name="P23">Le joueur devra ensuite répartir cinq +1 complémentaires. Chaque +1 permet de faire augmenter un aspect d'un point. Pour l'instant, aucune aspect ne devra dépasser une valeur de +3.</text:p>
      <text:h text:style-name="P83" text:outline-level="1"><text:bookmark-start text:name="__RefHeading__546_1312151328"/>Resolution<text:bookmark-end text:name="__RefHeading__546_1312151328"/></text:h>
      <text:p text:style-name="P37">Où l'on évoque la résolution d'une action et de ses conséquences.</text:p>
      <text:h text:style-name="P70" text:outline-level="2"><text:bookmark-start text:name="__RefHeading__548_1312151328"/>Principe de base<text:bookmark-end text:name="__RefHeading__548_1312151328"/></text:h>
      <text:p text:style-name="Normal_20_avec_20_Lettrine">Parfois, un doute substitue quant à l'issue d'une action : la difficulté est tel que l'issue est incertaine, ou, plus simplement, les conditions environnantes sont défavorables. Dans ces moments, il est nécessaire de faire intervenir le système de jeu pour déterminer si l'action est une réussite ou un échec.</text:p>
      <text:p text:style-name="P26">La résolution d'une action va suivre les étapes suivantes :</text:p>
      <text:list xml:id="list7114651589044374561" text:style-name="L8">
        <text:list-item>
          <text:p text:style-name="P55">Fixer les intention et enjeux</text:p>
        </text:list-item>
        <text:list-item>
          <text:p text:style-name="P55">Choisir les attributs</text:p>
        </text:list-item>
        <text:list-item>
          <text:p text:style-name="P55">Choisir les aspects qui entreront en jeu</text:p>
        </text:list-item>
        <text:list-item>
          <text:p text:style-name="P55">Lancer les dés et calculer le score obtenu.</text:p>
        </text:list-item>
        <text:list-item>
          <text:p text:style-name="P55">Déterminer le degré de réussite ou d'échec</text:p>
        </text:list-item>
        <text:list-item>
          <text:p text:style-name="P55">Décrire l'action et ses effets</text:p>
        </text:list-item>
      </text:list>
      <text:h text:style-name="P74" text:outline-level="3">Intention et enjeux</text:h>
      <text:p text:style-name="P9"><draw:frame draw:style-name="fr2" draw:name="images5" text:anchor-type="paragraph" svg:x="7.437cm" svg:y="2.492cm" svg:width="7.585cm" svg:height="6.085cm" draw:z-index="3"><draw:image xlink:href="../image/Perso%20Thomas.png" xlink:type="simple" xlink:show="embed" xlink:actuate="onLoad"/></draw:frame>En premier lieu, il est nécessaire de bien fixer les enjeux de l'action et l'intention des différents belligérant. Les intentions répondent à la question du « Quoi » et du « Comment ». Les enjeux permettent de définir ce qu'il se passe en cas de réussite, et les risques encourus par le personnage.</text:p>
      <text:p text:style-name="P28"><text:span text:style-name="T42">Souvent, les choses sont assez claires pour que cette étape ne soit qu'une formalité : les deux éléments sont évidents pour tout le monde. Cela dit, il est parfois utile de les partager de façon claire et précise : il n'y a pas plus frustrant qu'une action dont les intentions ont été mal comprise.</text:span> Nous incitons <text:span text:style-name="T42">donc </text:span>fortement à décrire <text:soft-page-break/>avec soin les enjeux de votre action. Il est plus intéressant de tenter une action quand on sait ce que l'on risque !</text:p>
      <text:h text:style-name="P75" text:outline-level="3">Choix de<text:span text:style-name="T43">s attributs</text:span></text:h>
      <text:p text:style-name="P10">Comme définit dans le chapitre sur la création de personnages, il existe deux types d'attributs : les affinités et le cycle de la vie. Ces deux éléments interviendront lors de chaque action du personnage. C'est au conteur qu'incombe la tâche de définir quels attributs utiliser.</text:p>
      <text:p text:style-name="Normal">Par exemple, s'il s'agit de <text:span text:style-name="T44">livrer un duel acharné à l'épée, les attributs utilisés seront « Ogme » et « Adulte ».</text:span> Au contraire, s'il s'agit d'interpréter <text:span text:style-name="T44">de vieux Oghams gravé à l'entrée d'un étrange tertre, « Dagda » et « Sagesse » seront plus appropriés.</text:span></text:p>
      <text:h text:style-name="P75" text:outline-level="3">Choix des aspects</text:h>
      <text:p text:style-name="Normal_20_avec_20_Lettrine">Les aspects représentent les différentes facettes d'un personnage. Lors de la résolution, le joueur va proposer le ou les aspects qu'il estime concerné, au conteur. C'est ce dernier qui décidera si le choix est pertinent et qui refusera ce qu'il juge inapproprié.</text:p>
      <text:p text:style-name="P31">Imaginons qu'un personnage est un aspect « Protéger la douce Émeline ». Cet aspect sera sûrement utilisable dans une action visant à s'interposer entre Émeline et un potentiel danger. Par contre il y a peu de chance qu'il est le moindre effet quand il s'agit de séduire une donzelle pour son propre plaisir.</text:p>
      <text:h text:style-name="P76" text:outline-level="3">Calcul du score obtenue</text:h>
      <text:p text:style-name="P7"><text:span text:style-name="T46">A</text:span> cette étape, le joueur va commencer par lancer les dés. <text:span text:style-name="T47">Un personnage joueur doit lancer, en général, un total de trois dés correspondant :</text:span></text:p>
      <text:list xml:id="list6358612562675510957" text:style-name="L9">
        <text:list-item>
          <text:p text:style-name="P56">Aux attributs choisis pour l'action</text:p>
        </text:list-item>
        <text:list-item>
          <text:p text:style-name="P56">Au dé d'héroïsme du personnage</text:p>
        </text:list-item>
      </text:list>
      <text:p text:style-name="P29"><text:soft-page-break/>Une fois les dés lancés, le joueur devra conserver le résultat le plus élevé, puis l'ajoutera à la somme des aspects utilisés. Ce total représente le score obtenu.</text:p>
      <text:p text:style-name="P29">Pour résumer, le score est égal à :</text:p>
      <text:p text:style-name="P30">Meilleurs résultats aux dés</text:p>
      <text:p text:style-name="P27">+</text:p>
      <text:p text:style-name="P27">Somme des aspects.</text:p>
      <text:h text:style-name="P76" text:outline-level="3">Déterminer le degr<text:span text:style-name="T47">e de reussite</text:span></text:h>
      <text:p text:style-name="Normal_20_avec_20_Lettrine">Pour déterminer si le résultat est une réussite ou un échec, nous allons le comparer à une valeur de difficulté. Le conteur est libre d'affecter à chaque action la valeur qu'il trouve convenable. Une échelle des difficultés standard a été établi avant de servir de point de références.</text:p>
      <text:p text:style-name="P39"/>
      <table:table table:name="Difficulte" table:style-name="Difficulte">
        <table:table-column table:style-name="Difficulte.A"/>
        <table:table-column table:style-name="Difficulte.B"/>
        <table:table-row>
          <table:table-cell table:style-name="Difficulte.A1" office:value-type="string">
            <text:p text:style-name="P44">Difficulté</text:p>
          </table:table-cell>
          <table:table-cell table:style-name="Difficulte.B1" office:value-type="string">
            <text:p text:style-name="P44">Valeur</text:p>
          </table:table-cell>
        </table:table-row>
        <table:table-row>
          <table:table-cell table:style-name="Difficulte.A4" office:value-type="string">
            <text:p text:style-name="P42">Facile</text:p>
          </table:table-cell>
          <table:table-cell table:style-name="Difficulte.B4" office:value-type="string">
            <text:p text:style-name="P43">3</text:p>
          </table:table-cell>
        </table:table-row>
        <table:table-row>
          <table:table-cell table:style-name="Difficulte.A3" office:value-type="string">
            <text:p text:style-name="P43">Malaisé</text:p>
          </table:table-cell>
          <table:table-cell table:style-name="Difficulte.B3" office:value-type="string">
            <text:p text:style-name="P43">6</text:p>
          </table:table-cell>
        </table:table-row>
        <table:table-row>
          <table:table-cell table:style-name="Difficulte.A4" office:value-type="string">
            <text:p text:style-name="P43">Difficile</text:p>
          </table:table-cell>
          <table:table-cell table:style-name="Difficulte.B4" office:value-type="string">
            <text:p text:style-name="P43">9</text:p>
          </table:table-cell>
        </table:table-row>
        <table:table-row>
          <table:table-cell table:style-name="Difficulte.A3" office:value-type="string">
            <text:p text:style-name="P43">Très difficile</text:p>
          </table:table-cell>
          <table:table-cell table:style-name="Difficulte.B3" office:value-type="string">
            <text:p text:style-name="P43">11</text:p>
          </table:table-cell>
        </table:table-row>
        <table:table-row>
          <table:table-cell table:style-name="Difficulte.A6" office:value-type="string">
            <text:p text:style-name="P43">Héroïque</text:p>
          </table:table-cell>
          <table:table-cell table:style-name="Difficulte.B6" office:value-type="string">
            <text:p text:style-name="P43">14<text:span text:style-name="T48">+</text:span></text:p>
          </table:table-cell>
        </table:table-row>
      </table:table>
      <text:p text:style-name="P39"/>
      <text:p text:style-name="Normal">La différence entre le score obtenu et la difficulté est appelé marge de réussite, ou d'échec. La marge permet d'évaluer l'ampleur de la réussite ou de l'échec :</text:p>
      <text:p text:style-name="P39"/>
      <table:table table:name="Tableau2" table:style-name="Tableau2">
        <table:table-column table:style-name="Tableau2.A"/>
        <table:table-column table:style-name="Tableau2.B"/>
        <table:table-column table:style-name="Tableau2.C"/>
        <table:table-row>
          <table:table-cell table:style-name="Tableau2.A1" office:value-type="string">
            <text:p text:style-name="P41">Marge</text:p>
          </table:table-cell>
          <table:table-cell table:style-name="Tableau2.A1" office:value-type="string">
            <text:p text:style-name="P41">Degré de réussite</text:p>
          </table:table-cell>
          <table:table-cell table:style-name="Tableau2.C1" office:value-type="string">
            <text:p text:style-name="P41">Degré d’échec</text:p>
          </table:table-cell>
        </table:table-row>
        <table:table-row>
          <table:table-cell table:style-name="Tableau2.A4" office:value-type="string">
            <text:p text:style-name="P40">0-1</text:p>
          </table:table-cell>
          <table:table-cell table:style-name="Tableau2.B2" office:value-type="string">
            <text:p text:style-name="P40">Réussit de justesse</text:p>
          </table:table-cell>
          <table:table-cell table:style-name="Tableau2.C2" office:value-type="string">
            <text:p text:style-name="P40">Loupé de peu</text:p>
          </table:table-cell>
        </table:table-row>
        <text:soft-page-break/>
        <table:table-row>
          <table:table-cell table:style-name="Tableau2.A3" office:value-type="string">
            <text:p text:style-name="P40">2-3</text:p>
          </table:table-cell>
          <table:table-cell table:style-name="Tableau2.A3" office:value-type="string">
            <text:p text:style-name="P40">Réussite standard</text:p>
          </table:table-cell>
          <table:table-cell table:style-name="Tableau2.C3" office:value-type="string">
            <text:p text:style-name="P40">Ça aurait pu être pire...</text:p>
          </table:table-cell>
        </table:table-row>
        <table:table-row>
          <table:table-cell table:style-name="Tableau2.A4" office:value-type="string">
            <text:p text:style-name="P40">4-5</text:p>
          </table:table-cell>
          <table:table-cell table:style-name="Tableau2.B4" office:value-type="string">
            <text:p text:style-name="P40">Réussi relax</text:p>
          </table:table-cell>
          <table:table-cell table:style-name="Tableau2.C4" office:value-type="string">
            <text:p text:style-name="P40">O<text:span text:style-name="T41">uch, ça fait mal</text:span></text:p>
          </table:table-cell>
        </table:table-row>
        <table:table-row>
          <table:table-cell table:style-name="Tableau2.A3" office:value-type="string">
            <text:p text:style-name="P40">6+</text:p>
          </table:table-cell>
          <table:table-cell table:style-name="Tableau2.A3" office:value-type="string">
            <text:p text:style-name="P40">Réussite exceptionnelle !</text:p>
          </table:table-cell>
          <table:table-cell table:style-name="Tableau2.C3" office:value-type="string">
            <text:p text:style-name="P40">Catastrophe !</text:p>
          </table:table-cell>
        </table:table-row>
      </table:table>
      <text:h text:style-name="P77" text:outline-level="3">D<text:span text:style-name="T49">ec</text:span>rire</text:h>
      <text:p text:style-name="P11">Armée des informations concernant la réussite, il faut maintenant la décrire ! En règle général, c'est au joueur qu'incombe cette responsabilité : il pourra ainsi bien mettre en valeur son personnage et ses spécificités. La description doit mettre en avant l'action, le degré de réussite, et les aspects utilisés. Un seul mot d'ordre : faites-vous plaisir !</text:p>
      <text:h text:style-name="P67" text:outline-level="2"><text:bookmark-start text:name="__RefHeading__2083_1666106852"/>Destin des Heros<text:bookmark-end text:name="__RefHeading__2083_1666106852"/></text:h>
      <text:h text:style-name="P78" text:outline-level="3">Heroisme</text:h>
      <text:p text:style-name="Normal_20_avec_20_Lettrine">Les personnages joueurs sont des héros, des hommes et des femmes destinés à de grandes choses sur cette terre. Pour refléter ceci, ils possèdent un dé d'héroïsme qu'ils pourront lancer à chaque partie.</text:p>
      <text:p text:style-name="P35">La spécificité du dé d'héroïsme est qu'il est explosif : quand le indique son résultat maximum, le joueur peut le relancer et cumuler les résultats. Il n'y a pas de limites au nombre de fois où le dé d'héroïsme peut exploser.</text:p>
      <text:h text:style-name="P79" text:outline-level="3">Le Nom, une Destinée</text:h>
      <text:p text:style-name="Normal_20_avec_20_Lettrine">Pour les Celtes, le nom a une signification forte : par l'attribution d'un nom, on demande au dieu de guider l'enfant, de le mener vers une destinée précise. Le nom représente l'espoir.</text:p>
      <text:p text:style-name="P34">Une fois par partie, le joueur peut faire appel à la force de son nom <text:soft-page-break/>pour une action qui est directement lié à la signification de celui-ci, et relancer un ou plusieurs dés.</text:p>
      <text:h text:style-name="Heading_20_2" text:outline-level="2"><text:bookmark-start text:name="__RefHeading__749_1435697178"/>Appels aux Dieux<text:bookmark-end text:name="__RefHeading__749_1435697178"/></text:h>
      <text:p text:style-name="Normal_20_avec_20_Lettrine">Les dieux sont très présents dans la culture celtes. Ils veillent sur la terre qui est aussi leur demeure, et prennent régulièrement position pour leurs favoris.</text:p>
      <text:p text:style-name="P57">Quand un joueur trouve qu'une action est réellement importante pour lui, il peut décider de la confier aux dieux et de demander leurs aides : <text:span text:style-name="T50">ce mécanisme est l'Appels aux dieux.</text:span></text:p>
      <text:h text:style-name="P80" text:outline-level="3"><text:span text:style-name="T50">Le Pot du Destin</text:span></text:h>
      <text:p text:style-name="Normal_20_avec_20_Lettrine">Le pot du destin est en général représente par une petite bourse, ou une boite, qui contient 3 type de pierres :</text:p>
      <text:list xml:id="list7061089837590000297" text:style-name="L10">
        <text:list-item>
          <text:p text:style-name="P58">Celles des héros : les personnages sont destinés à être des héros. <text:s/>Les dieux ne répondent pas vraiment à l'appel du personnage, mais son destin lui vient toutefois en aide. Le pot devra contenir 10 pierres des héros.</text:p>
        </text:list-item>
        <text:list-item>
          <text:p text:style-name="P58">Celles des dieux : un dieu fourni une aide précieuse au personnage. Le pot devra contenir 2 pierres des dieux.</text:p>
        </text:list-item>
        <text:list-item>
          <text:p text:style-name="P58">Celles de Dywyllwch : l’ennemie décide d'intervenir et de punir l'imprudent. Le pot devra contenir 2 pierres de Dywyllwch.</text:p>
        </text:list-item>
      </text:list>
      <text:h text:style-name="Heading_20_3" text:outline-level="3">Résolution de l'Appel</text:h>
      <text:p text:style-name="Normal_20_avec_20_Lettrine">Quand un personnage fait appel au dieu, il tire une pierre dans le pot. Il y a alors 3 cas de figures :</text:p>
      <text:list xml:id="list5106314813823148164" text:style-name="L11">
        <text:list-item>
          <text:p text:style-name="P59">Il tire une pierre des héros : pour le jet à venir, il pourra alors relancer une fois chaque dé. La pierre est alors conservé<text:span text:style-name="T53">e</text:span> hors du pot.</text:p>
        </text:list-item>
        <text:list-item>
          <text:p text:style-name="P59"><draw:frame draw:style-name="fr4" draw:name="images6" text:anchor-type="paragraph" svg:x="0.312cm" svg:y="0.116cm" svg:width="6.581cm" svg:height="6.415cm" draw:z-index="5"><draw:image xlink:href="../image/Symyl%20SIARADIX-web.png" xlink:type="simple" xlink:show="embed" xlink:actuate="onLoad"/></draw:frame><text:soft-page-break/>Il tire une pierre des dieux : pour le jet à venir, il pourra alors additionner l'ensemble des dés lancés au lieu de choisir uniquement le plus fort d'entre eux. La pierre sera alors conservé<text:span text:style-name="T52">e</text:span> hors du pot.</text:p>
        </text:list-item>
        <text:list-item>
          <text:p text:style-name="P59">Il tire une pierre de Dywyllwch : <text:span text:style-name="T51">quelle que soit</text:span> le résultat du jet, l'action subira une complication. Même <text:span text:style-name="T51">s’il</text:span> s'agit d'une réussite, quelque chose tournera mal et viendra complexifier la situation. <text:span text:style-name="T54">Une fois tiré, la pierre de Dywyllwch sera remis dans le pot.</text:span></text:p>
        </text:list-item>
      </text:list>
      <text:p text:style-name="P60"><text:span text:style-name="T54">S</text:span>i le conteur considère que l'action tenté n'est pas réellement importante pour le personnage, il peut refuser de procéder à l'appel aux dieux.</text:p>
      <text:h text:style-name="P81" text:outline-level="3"><text:span text:style-name="T54">Sacrifice</text:span></text:h>
      <text:p text:style-name="Normal_20_avec_20_Lettrine">Au fur et à mesure de son utilisation, le pot va se vider de ses pierres positives rendant la situation de plus en plus délicate. Dywyllwch dominera petit à petit le destin. Il existe toutefois une solution pour endiguer le phénomène : le <text:span text:style-name="T56">sacrifice</text:span>.</text:p>
      <text:p text:style-name="P62">À tout moment, un joueur peut décider de sacrifier le plus gros dé qu'il doit lancer pour une action. En faisant cela, il peut prendre une pierre hors pot (en commençant par les pierres des Héros) pour la remettre dans le pot du destin.</text:p>
      <text:p text:style-name="P62">Pour qu'un sacrifice fasse réellement effet, il doit être effectué sur un jet qui aura un réel impact sur l'intrigue et sur le personnage. Inutile donc de faire des sacrifices sur des jets sans importance. Le conteur est seul juge pour déterminer si un sacrifice plait aux dieux, ou non.</text:p>
      <text:p text:style-name="P32"/>
      <text:h text:style-name="P68" text:outline-level="2"><text:bookmark-start text:name="__RefHeading__2085_1666106852"/><text:soft-page-break/>Oppositions<text:bookmark-end text:name="__RefHeading__2085_1666106852"/></text:h>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Arial" svg:font-family="Arial, Helvetica, 'Liberation Sans', sans-serif"/>
    <style:font-face style:name="Mangal1" svg:font-family="Mangal"/>
    <style:font-face style:name="OpenSymbol" svg:font-family="OpenSymbol"/>
    <style:font-face style:name="Celtic Garamond the 2nd1" svg:font-family="'Celtic Garamond the 2nd'" style:font-adornments="Gras" style:font-pitch="variable"/>
    <style:font-face style:name="Celtic Garamond the 2nd2" svg:font-family="'Celtic Garamond the 2nd'" style:font-adornments="Normal" style:font-pitch="variable"/>
    <style:font-face style:name="Bookman Old Style" svg:font-family="'Bookman Old Style'" style:font-family-generic="roman" style:font-pitch="variable"/>
    <style:font-face style:name="Bookman Old Style1" svg:font-family="'Bookman Old Style'" style:font-adornments="Normal" style:font-family-generic="roman" style:font-pitch="variable"/>
    <style:font-face style:name="Times New Roman" svg:font-family="'Times New Roman'" style:font-family-generic="roman" style:font-pitch="variable"/>
    <style:font-face style:name="Celticmd" svg:font-family="Celticmd" style:font-adornments="Decorative w Drop Caps" style:font-family-generic="swiss" style:font-pitch="variable"/>
    <style:font-face style:name="Aon Cari Celtic" svg:font-family="'Aon Cari Celtic'" style:font-family-generic="system" style:font-pitch="variable"/>
    <style:font-face style:name="Celtic Garamond the 2nd" svg:font-family="'Celtic Garamond the 2nd'"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4.001cm" fo:margin-bottom="0.21cm" style:contextual-spacing="false" fo:text-align="center" style:justify-single-word="false" style:page-number="auto" fo:keep-with-next="always"/>
      <style:text-properties style:font-name="Celticmd" fo:font-family="Celticmd" style:font-style-name="Decorative w Drop Caps" style:font-family-generic="swiss" style:font-pitch="variable" fo:font-size="36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master-page-name="">
      <style:paragraph-properties fo:margin-left="0cm" fo:margin-right="0cm" fo:margin-top="0.199cm" fo:margin-bottom="0.199cm" style:contextual-spacing="false" fo:text-align="justify" style:justify-single-word="false" fo:hyphenation-ladder-count="no-limit" fo:text-indent="0.501cm" style:auto-text-indent="false" style:page-number="auto" fo:background-color="transparent" style:shadow="none">
        <style:tab-stops/>
        <style:background-image/>
      </style:paragraph-properties>
      <style:text-properties style:font-name="Bookman Old Style" fo:font-family="'Bookman Old Style'" style:font-family-generic="roman" style:font-pitch="variable" fo:font-weight="250" style:font-size-asian="10.5pt" fo:hyphenate="false" fo:hyphenation-remain-char-count="2" fo:hyphenation-push-char-count="2"/>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sous-titre" style:family="paragraph" style:parent-style-name="Normal">
      <style:paragraph-properties fo:text-align="center" style:justify-single-word="false" fo:hyphenation-ladder-count="no-limit"/>
      <style:text-properties fo:font-style="italic" style:language-asian="fr" style:country-asian="FR" style:font-style-asian="italic" fo:hyphenate="false" fo:hyphenation-remain-char-count="2" fo:hyphenation-push-char-count="2"/>
    </style:style>
    <style:style style:name="MainSousTitre" style:family="paragraph" style:parent-style-name="sous-titre">
      <style:paragraph-properties fo:hyphenation-ladder-count="no-limit"/>
      <style:text-properties style:font-name="Aon Cari Celtic" fo:font-family="'Aon Cari Celtic'" style:font-family-generic="system" style:font-pitch="variable" fo:font-size="20pt" fo:font-style="normal" style:font-size-asian="20pt" style:font-style-asian="normal" fo:hyphenate="false" fo:hyphenation-remain-char-count="2" fo:hyphenation-push-char-count="2"/>
    </style:style>
    <style:style style:name="Heading_20_2" style:display-name="Heading 2" style:family="paragraph" style:parent-style-name="Normal" style:next-style-name="Normal" style:default-outline-level="2" style:class="text">
      <style:paragraph-properties fo:margin-top="0.349cm" fo:margin-bottom="0.499cm" style:contextual-spacing="false" fo:text-align="center" style:justify-single-word="false" fo:keep-together="always" fo:hyphenation-ladder-count="no-limit" fo:keep-with-next="always"/>
      <style:text-properties fo:font-variant="small-caps" style:font-name="Celtic Garamond the 2nd" fo:font-family="'Celtic Garamond the 2nd'" style:font-family-generic="system" style:font-pitch="variable" fo:font-size="16pt" fo:text-shadow="1pt 1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Normal_20_avec_20_Lettrine" style:display-name="Normal avec Lettrine" style:family="paragraph" style:parent-style-name="Normal" style:next-style-name="Normal" style:class="text">
      <style:paragraph-properties>
        <style:drop-cap style:lines="2" style:style-name="Drop_20_Caps"/>
      </style:paragraph-properties>
    </style:style>
    <style:style style:name="Heading_20_3" style:display-name="Heading 3" style:family="paragraph" style:parent-style-name="Normal" style:next-style-name="Normal" style:default-outline-level="3" style:class="text">
      <style:paragraph-properties fo:margin-top="0.847cm" fo:margin-bottom="0.423cm" style:contextual-spacing="false" fo:text-align="start" style:justify-single-word="false" fo:keep-together="always" fo:hyphenation-ladder-count="no-limit" fo:padding-left="0cm" fo:padding-right="0cm" fo:padding-top="0cm" fo:padding-bottom="0.035cm" fo:border-left="none" fo:border-right="none" fo:border-top="none" fo:border-bottom="0.51pt solid #000000" style:shadow="none" fo:keep-with-next="always"/>
      <style:text-properties fo:font-variant="small-caps" style:font-name="Celtic Garamond the 2nd" fo:font-family="'Celtic Garamond the 2nd'" style:font-family-generic="system"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Heading_20_1" style:display-name="Heading 1" style:family="paragraph" style:parent-style-name="Normal" style:next-style-name="Normal" style:default-outline-level="1" style:class="text">
      <style:paragraph-properties fo:margin-top="8.89cm" fo:margin-bottom="0cm" style:contextual-spacing="false" fo:text-align="center" style:justify-single-word="false" fo:keep-together="always" fo:hyphenation-ladder-count="no-limit" fo:break-before="page" fo:keep-with-next="always"/>
      <style:text-properties fo:text-transform="uppercase" style:font-name="Celtic Garamond the 2nd" fo:font-family="'Celtic Garamond the 2nd'" style:font-family-generic="system" style:font-pitch="variable" fo:font-size="22pt" fo:text-shadow="1pt 1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variant="small-caps" style:font-name="Celtic Garamond the 2nd1" fo:font-family="'Celtic Garamond the 2nd'" style:font-style-name="Gras" style:font-pitch="variable" fo:font-size="16pt" fo:text-shadow="1pt 1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cm" fo:margin-right="0cm" fo:text-indent="0cm" style:auto-text-indent="false" style:page-number="auto" fo:background-color="transparent" style:shadow="none">
        <style:tab-stops>
          <style:tab-stop style:position="17cm" style:type="right"/>
        </style:tab-stops>
        <style:background-image/>
      </style:paragraph-properties>
      <style:text-properties style:font-name="Celtic Garamond the 2nd2" fo:font-family="'Celtic Garamond the 2nd'" style:font-style-name="Normal" style:font-pitch="variable" fo:font-size="11pt"/>
    </style:style>
    <style:style style:name="Contents_20_1" style:display-name="Contents 1" style:family="paragraph" style:parent-style-name="Index" style:class="index" style:master-page-name="">
      <style:paragraph-properties fo:margin-left="0cm" fo:margin-right="0cm" fo:margin-top="1cm" fo:margin-bottom="0.3cm" style:contextual-spacing="false" fo:text-indent="0cm" style:auto-text-indent="false" style:page-number="auto" fo:background-color="transparent" fo:padding="0.049cm" fo:border-left="none" fo:border-right="none" fo:border-top="none" fo:border-bottom="0.79pt solid #000000" style:shadow="none">
        <style:tab-stops/>
        <style:background-image/>
      </style:paragraph-properties>
      <style:text-properties style:font-name="Celtic Garamond the 2nd2" fo:font-family="'Celtic Garamond the 2nd'" style:font-style-name="Normal" style:font-pitch="variable"/>
    </style:style>
    <style:style style:name="Corps_20_de_20_Texte_20__2b__20_Lettrine" style:display-name="Corps de Texte + Lettrine" style:family="paragraph" style:parent-style-name="Text_20_body" style:next-style-name="Text_20_body">
      <style:paragraph-properties>
        <style:drop-cap style:lines="2" style:style-name="Drop_20_Caps"/>
      </style:paragraph-properties>
    </style:style>
    <style:style style:name="Table_20_Contents" style:display-name="Table Contents" style:family="paragraph" style:parent-style-name="Standard" style:class="extra">
      <style:paragraph-properties fo:margin-top="0cm" fo:margin-bottom="0.3cm" style:contextual-spacing="false" fo:text-align="center" style:justify-single-word="false" text:number-lines="false" text:line-number="0"/>
      <style:text-properties style:font-name="Bookman Old Style1" fo:font-family="'Bookman Old Style'" style:font-style-name="Normal" style:font-family-generic="roman" style:font-pitch="variable" fo:font-weight="250"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uvelle" style:family="paragraph" style:parent-style-name="Normal" style:class="text">
      <style:text-properties fo:font-style="italic" style:font-style-asian="italic" style:font-style-complex="italic"/>
    </style:style>
    <style:style style:name="Police_20_par_20_défaut" style:display-name="Police par défaut" style:family="text"/>
    <style:style style:name="Drop_20_Caps" style:display-name="Drop Caps" style:family="text">
      <style:text-properties style:font-name="Celticmd" fo:font-family="Celticmd" style:font-style-name="Decorative w Drop Caps" style:font-family-generic="swiss" style:font-pitch="variable" fo:font-weight="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9ae34" officeooo:paragraph-rsid="0009ae34"/>
    </style:style>
    <style:style style:name="MP2" style:family="paragraph" style:parent-style-name="Footer">
      <style:paragraph-properties fo:margin-left="0cm" fo:margin-right="0.4cm" fo:text-align="center" style:justify-single-word="false" fo:text-indent="0cm" style:auto-text-indent="false"/>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5cm" fo:margin-bottom="1cm" fo:margin-left="3.099cm" fo:margin-right="3.099cm" fo:background-color="transparent" style:writing-mode="lr-tb" style:footnote-max-height="0cm">
        <style:background-image/>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2.999cm" fo:margin-left="0.3cm" fo:margin-right="0cm" fo:margin-top="1.499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MP2"><text:page-number text:select-page="current">19</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8T20:21:21.11</meta:creation-date>
    <dc:date>2013-12-07T16:07:41.251000000</dc:date>
    <meta:editing-duration>PT3H43M14S</meta:editing-duration>
    <meta:editing-cycles>102</meta:editing-cycles>
    <meta:generator>LibreOffice/4.1.3.2$Windows_x86 LibreOffice_project/70feb7d99726f064edab4605a8ab840c50ec57a</meta:generator>
    <meta:document-statistic meta:table-count="2" meta:image-count="6" meta:object-count="0" meta:page-count="19" meta:paragraph-count="178" meta:word-count="3381" meta:character-count="19651" meta:non-whitespace-character-count="16479"/>
  </office:meta>
</office:document-meta>
</file>